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f914d" style:font-weight-asian="bold" style:font-weight-complex="bold"/>
    </style:style>
    <style:style style:name="P3" style:family="paragraph" style:parent-style-name="Standard">
      <style:paragraph-properties fo:text-align="justify" style:justify-single-word="false"/>
      <style:text-properties fo:font-weight="normal" officeooo:paragraph-rsid="001f914d"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background-color="#fff200" loext:char-shading-value="0"/>
    </style:style>
    <style:style style:name="T3" style:family="text">
      <style:text-properties officeooo:rsid="0021838f" fo:background-color="#fff200" loext:char-shading-value="0"/>
    </style:style>
    <style:style style:name="T4" style:family="text">
      <style:text-properties officeooo:rsid="00228fdb" fo:background-color="#fff200" loext:char-shading-value="0"/>
    </style:style>
    <style:style style:name="T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imación libre de suposiciones de la heredabilidad a partir del intercambio de identidad por descendencia en todo el genoma entre hermanos completos</text:p>
      <text:p text:style-name="P1"/>
      <text:p text:style-name="P3"><text:span text:style-name="T1">Introducción</text:span> </text:p>
      <text:p text:style-name="P3"/>
      <text:p text:style-name="P3"><office:annotation office:name="__Annotation__1477_1361161474"><dc:creator>Autor desconocido</dc:creator><dc:date>2022-05-04T07:42:52.602804822</dc:date><text:p text:style-name="P4"><text:span text:style-name="T5">Articulo de Fisher donde propuso la base teórica de la genética cuantitativa.</text:span></text:p></office:annotation><text:span text:style-name="T2">La base teórica para el parecido entre parientes debido a factores genéticos fue desarrollada por RA Fisher en un artículo ahora famoso y clásico que reconciliaba la genética mendeliana y la biométrica [ 1 ]</text:span><office:annotation-end office:name="__Annotation__1477_1361161474"/>. <office:annotation office:name="__Annotation__1478_1361161474"><dc:creator>Autor desconocido</dc:creator><dc:date>2022-05-04T07:44:29.365957063</dc:date><text:p text:style-name="P4"><text:span text:style-name="T5">Los parámetros genéticos se estiman a partir de la semejanza, a partir de los datos del pedigrí.</text:span></text:p></office:annotation><text:span text:style-name="T2">Siguiendo esa base teórica, los parámetros genéticos cuantitativos se estiman a partir de la semejanza entre diferentes tipos de parientes al igualar la covarianza fenotípica observada con el grado de relación genética, que se estima a partir de los datos de pedigrí. El grado de parentesco suele expresarse como el coeficiente de parentesco [ 2 ] o el coeficiente aditivo de parentesco [ 2 , 3]</text:span><office:annotation-end office:name="__Annotation__1478_1361161474"/>. <office:annotation office:name="__Annotation__1479_1361161474"><dc:creator>Autor desconocido</dc:creator><dc:date>2022-05-04T07:48:44.019634324</dc:date><text:p text:style-name="P4"><text:span text:style-name="T5">El parentesco debido al pedigrí determina la covarianza genética aditiva entre un par de parientes.</text:span></text:p></office:annotation><text:span text:style-name="T2">En una población no endogámica, el coeficiente de parentesco es la proporción esperada de alelos idénticos por descendencia (IBD) entre parientes y determina la covarianza genética aditiva entre un par de parientes</text:span><office:annotation-end office:name="__Annotation__1479_1361161474"/>. Se han desarrollado métodos y software de máxima verosimilitud (ML) para estimar las (co)varianzas genéticas en genealogías simples [ 4 ] y grandes y complejas [ 5 - 7 ], para modelos univariados y multivariados. Lo que todos estos métodos tienen en común es que estiman los parámetros genéticos a partir de la variación observada entre y dentro de las familias, asumiendo un modelo subyacente para los componentes causales de la varianza [ 3]. Por ejemplo, en los estudios de gemelos se suele suponer que la variación entre familias se debe a efectos ambientales y genéticos aditivos comunes, y que la variación dentro de las familias refleja efectos ambientales individuales (para parejas monocigóticas [MZ]) o efectos ambientales y genéticos aditivos individuales. efectos (para pares dicigóticos [DZ]).</text:p>
      <text:p text:style-name="P3"/>
      <text:p text:style-name="P3">En las poblaciones humanas, la interacción de los factores genéticos, ambientales y culturales que provocan el parecido familiar es compleja; y, lo que es más importante, la separación definitiva de los efectos de la naturaleza y la crianza generalmente no puede probarse empíricamente a través de experimentos controlados. Si los efectos verdaderos (desconocidos) que causan la varianza entre familias se desvían del modelo asumido de parecido familiar, entonces las estimaciones resultantes de los parámetros genéticos y sus errores estándar estimados (SE) estarán sesgados. Este sesgo podría ser grave si se necesitan suposiciones sólidas para estimar los parámetros genéticos. En el diseño clásico de gemelos, solo se estiman tres parámetros subyacentes, y son necesarias fuertes suposiciones con respecto a las causas del parecido familiar. Por ejemplo, A menudo se hace la suposición de que la semejanza de los gemelos debido a los efectos ambientales comunes es la misma para los pares MZ y DZ. Aunque algunas de estas suposiciones pueden y han sido probadas empíricamente [8 , 9 ], el uso de datos de gemelos para estimar la heredabilidad, en particular para rasgos como la función cognitiva, ha sido controvertido [ 10 ].</text:p>
      <text:p text:style-name="P3"/>
      <text:p text:style-name="P3">Hasta ahora, ha sido imposible excluir una posible confusión entre las causas genéticas y no genéticas del parecido familiar. Proponemos un enfoque alternativo para estimar la variación genética que se basa en la proporción observada del genoma que comparten los familiares y no hace suposiciones sobre la variación entre familias.</text:p>
      <text:p text:style-name="P3"/>
      <text:p text:style-name="P3"><office:annotation office:name="__Annotation__377_1336493788"><dc:creator>Autor desconocido</dc:creator><dc:date>2022-05-04T11:46:31.949609472</dc:date><text:p text:style-name="P5"><text:span text:style-name="T5">Relaciones realizadas.</text:span></text:p></office:annotation><text:span text:style-name="T2">La relación real de todo el genoma, definida como la proporción del genoma que dos parientes comparten </text:span><text:span text:style-name="T3">IBD</text:span><text:span text:style-name="T2">, varía en torno a su expectativa debido a la segregación mendeliana [ 11 - 14 ]</text:span><office:annotation-end office:name="__Annotation__377_1336493788"/>, a excepción de los gemelos MZ y los pares de padres e hijos. <text:span text:style-name="T2">Usamos el término "real" en todo momento, pero otras posibilidades son "relaciones realizadas" o "la proporción de la </text:span><text:span text:style-name="T4">IBD</text:span><text:span text:style-name="T2"> del genoma compartido". Es posible estimar esta relación con el uso de marcadores genéticos. Si estas estimaciones son precisas, entonces, en principio, es factible estimar los parámetros genéticos dentro de las familias, obviando la necesidad de suposiciones polémicas sobre las fuentes de variación entre familias</text:span>.</text:p>
      <text:p text:style-name="P3"/>
      <text:p text:style-name="P3"><text:soft-page-break/>En este estudio, estimamos la heredabilidad de la altura en humanos sin hacer ninguna suposición con respecto a las causas del parecido entre parientes. Presentamos la teoría relevante y estimamos la heredabilidad de la altura a partir de colecciones de 3.375 pares de hermanos completos, utilizando estimaciones de todo el genoma de las relaciones genéticas aditivas reales. El sesgo y la precisión de nuestro enfoque de estimación se exploraron analíticamente y mediante simulación por computadora. El nuestro es el primer ejemplo de una estimación de la heredabilidad en humanos para la cual se puede excluir una posible confusión entre naturaleza y crianza.</text:p>
      <text:p text:style-name="P3"/>
      <text:p text:style-name="P2">Resultados</text:p>
      <text:p text:style-name="P3"/>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7:37:20.893211376</meta:creation-date>
    <meta:generator>LibreOffice/6.0.7.3$Linux_X86_64 LibreOffice_project/00m0$Build-3</meta:generator>
    <dc:date>2022-05-05T08:33:04.775736951</dc:date>
    <meta:editing-duration>PT6H19M28S</meta:editing-duration>
    <meta:editing-cycles>13</meta:editing-cycles>
    <meta:document-statistic meta:table-count="0" meta:image-count="0" meta:object-count="0" meta:page-count="2" meta:paragraph-count="9" meta:word-count="739" meta:character-count="4712" meta:non-whitespace-character-count="3980"/>
  </office:meta>
</office:document-meta>
</file>